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weight="bold" style:font-weight-asian="bold" fo:font-style="italic" style:font-style-asian="italic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P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DFSAdmin Commands<text:s/>–<text:s/><text:span text:style-name="T2">Distributed File System.</text:span><text:span text:style-name="T3">-<text:s/></text:span><text:span text:style-name="T4">Hadoop Maintenance Commands</text:span></text:p>
      <text:p text:style-name="Standard"/>
      <text:p text:style-name="Standard">~<text:s/>hadoop namenode -format</text:p>
      <text:p text:style-name="Standard">Formats hdfs filesystem<text:s/>(<text:span text:style-name="T5">this</text:span><text:span text:style-name="T6"><text:s/>will format all the data inside namenode</text:span>)</text:p>
      <text:p text:style-name="Standard"/>
      <text:p text:style-name="Standard">~<text:s/>start-all.sh / start-dfs.sh</text:p>
      <text:p text:style-name="Standard">Start all the daemons of HDFS</text:p>
      <text:p text:style-name="Standard"/>
      <text:p text:style-name="Standard">~<text:s/>hadoop fsck / -files -blocks -locations -racks</text:p>
      <text:p text:style-name="Standard">give<text:s/>information about files, blocks, locations and racks</text:p>
      <text:p text:style-name="Standard"/>
      <text:p text:style-name="Standard">~<text:s/>hadoop fsck -delete</text:p>
      <text:p text:style-name="Standard">delete corrupted files</text:p>
      <text:p text:style-name="Standard"/>
      <text:p text:style-name="Standard">~<text:s/>hadoop dfsadmin -report</text:p>
      <text:p text:style-name="Standard">report files system info and statistics</text:p>
      <text:p text:style-name="Standard"/>
      <text:p text:style-name="Standard">~<text:s/>hadoop dfsadmin -safemode get</text:p>
      <text:p text:style-name="Standard">get the status of safemode</text:p>
      <text:p text:style-name="Standard"/>
      <text:p text:style-name="Standard">~<text:s/>hadoop dfsadmin -safemode enter</text:p>
      <text:p text:style-name="Standard">enable safemode in HDFS</text:p>
      <text:p text:style-name="Standard"/>
      <text:p text:style-name="Standard">~<text:s/>hadoop dfsadmin -saveNamespace</text:p>
      <text:p text:style-name="Standard">hdfs dfsadmin -fetchImage /home/hduser/fsimage.txt</text:p>
      <text:p text:style-name="Standard"/>
      <text:p text:style-name="Standard">~<text:s/>hadoop dfsadmin -safemode leave</text:p>
      <text:p text:style-name="Standard">disable safemode in HDFS</text:p>
      <text:p text:style-name="P7"/>
      <text:p text:style-name="Standard"/>
      <text:p text:style-name="Standard">hadoop-env.sh</text:p>
      <text:p text:style-name="Standard">set environment variables for hadoop</text:p>
      <text:p text:style-name="Standard"/>
      <text:p text:style-name="Standard">core-site.xml</text:p>
      <text:p text:style-name="Standard">parameters for entire<text:s/>hadoop cluster</text:p>
      <text:p text:style-name="Standard"/>
      <text:p text:style-name="Standard">hdfs-site.xml</text:p>
      <text:p text:style-name="Standard">parameters for HDFS and its clients</text:p>
      <text:p text:style-name="Standard"/>
      <text:p text:style-name="Standard">mapred-site.xml</text:p>
      <text:p text:style-name="Standard">parameters for mapreduce and its clients</text:p>
      <text:p text:style-name="Standard"/>
      <text:p text:style-name="Standard">masters</text:p>
      <text:p text:style-name="Standard">host machines for secondary namenode</text:p>
      <text:p text:style-name="Standard"/>
      <text:p text:style-name="Standard">slaves</text:p>
      <text:p text:style-name="Standard">list of slav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0576in" fo:margin-left="0.0368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pcs</meta:initial-creator>
    <dc:creator>sony</dc:creator>
    <meta:creation-date>2016-10-14T15:15:00Z</meta:creation-date>
    <dc:date>2017-02-07T07:10:00Z</dc:date>
    <meta:template xlink:href="Normal.dotm" xlink:type="simple"/>
    <meta:editing-cycles>6</meta:editing-cycles>
    <meta:editing-duration>PT1800S</meta:editing-duration>
    <meta:document-statistic meta:page-count="1" meta:paragraph-count="1" meta:word-count="149" meta:character-count="1001" meta:row-count="7" meta:non-whitespace-character-count="853"/>
  </office:meta>
</office:document-meta>
</file>